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0746" officeooo:paragraph-rsid="00000746"/>
    </style:style>
    <style:style style:name="P2" style:family="paragraph" style:parent-style-name="Standard">
      <style:text-properties officeooo:rsid="0000b08e" officeooo:paragraph-rsid="00000746"/>
    </style:style>
    <style:style style:name="P3" style:family="paragraph" style:parent-style-name="Standard">
      <style:text-properties officeooo:rsid="00017d45" officeooo:paragraph-rsid="00017d45"/>
    </style:style>
    <style:style style:name="P4" style:family="paragraph" style:parent-style-name="Standard">
      <style:text-properties officeooo:rsid="00028390" officeooo:paragraph-rsid="00028390"/>
    </style:style>
    <style:style style:name="P5" style:family="paragraph" style:parent-style-name="Standard">
      <style:text-properties officeooo:rsid="00046feb" officeooo:paragraph-rsid="00046feb"/>
    </style:style>
    <style:style style:name="P6" style:family="paragraph" style:parent-style-name="Standard">
      <style:text-properties officeooo:rsid="0005abef" officeooo:paragraph-rsid="0005abef"/>
    </style:style>
    <style:style style:name="P7" style:family="paragraph" style:parent-style-name="Standard">
      <style:text-properties officeooo:rsid="0006cf93" officeooo:paragraph-rsid="0006cf93"/>
    </style:style>
    <style:style style:name="P8" style:family="paragraph" style:parent-style-name="Standard">
      <style:text-properties officeooo:rsid="0006cf93" officeooo:paragraph-rsid="0007f441"/>
    </style:style>
    <style:style style:name="P9" style:family="paragraph" style:parent-style-name="Standard">
      <style:text-properties officeooo:rsid="0006d95b" officeooo:paragraph-rsid="0006d95b"/>
    </style:style>
    <style:style style:name="P10" style:family="paragraph" style:parent-style-name="Standard">
      <style:text-properties officeooo:rsid="0007a287" officeooo:paragraph-rsid="0007a287"/>
    </style:style>
    <style:style style:name="P11" style:family="paragraph" style:parent-style-name="Standard">
      <style:text-properties officeooo:rsid="0007f441" officeooo:paragraph-rsid="0007f441"/>
    </style:style>
    <style:style style:name="P12" style:family="paragraph" style:parent-style-name="Standard">
      <style:text-properties officeooo:rsid="0008693c" officeooo:paragraph-rsid="0008693c"/>
    </style:style>
    <style:style style:name="P13" style:family="paragraph" style:parent-style-name="Standard">
      <style:text-properties officeooo:rsid="0008693c" officeooo:paragraph-rsid="000be77e"/>
    </style:style>
    <style:style style:name="P14" style:family="paragraph" style:parent-style-name="Standard">
      <style:text-properties officeooo:rsid="0009b4dc" officeooo:paragraph-rsid="0009b4dc"/>
    </style:style>
    <style:style style:name="P15" style:family="paragraph" style:parent-style-name="Standard">
      <style:text-properties officeooo:rsid="0009dcdd" officeooo:paragraph-rsid="0009dcdd"/>
    </style:style>
    <style:style style:name="P16" style:family="paragraph" style:parent-style-name="Standard">
      <style:text-properties officeooo:rsid="000b8acd" officeooo:paragraph-rsid="000b8acd"/>
    </style:style>
    <style:style style:name="P17" style:family="paragraph" style:parent-style-name="Standard">
      <style:text-properties officeooo:rsid="000be77e" officeooo:paragraph-rsid="000be77e"/>
    </style:style>
    <style:style style:name="P18" style:family="paragraph" style:parent-style-name="Standard">
      <style:paragraph-properties style:writing-mode="lr-tb"/>
      <style:text-properties officeooo:rsid="0007f441" officeooo:paragraph-rsid="0007f441"/>
    </style:style>
    <style:style style:name="P19" style:family="paragraph" style:parent-style-name="Standard">
      <style:text-properties officeooo:rsid="000ccba0" officeooo:paragraph-rsid="000ccba0"/>
    </style:style>
    <style:style style:name="P20" style:family="paragraph" style:parent-style-name="Standard">
      <style:text-properties officeooo:rsid="000d4b31" officeooo:paragraph-rsid="000d4b31"/>
    </style:style>
    <style:style style:name="T1" style:family="text">
      <style:text-properties officeooo:rsid="0006cf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eaux telecom</text:p>
      <text:p text:style-name="P1"/>
      <text:p text:style-name="P1"/>
      <text:p text:style-name="P1">Le ping </text:p>
      <text:p text:style-name="P1">wireshark</text:p>
      <text:p text:style-name="P1">packet tracer</text:p>
      <text:p text:style-name="P1"/>
      <text:p text:style-name="P2">standardisation des langage de com réseaux</text:p>
      <text:p text:style-name="P3">ISO, ITU, IEEE, ANSI,IETF</text:p>
      <text:p text:style-name="P3"/>
      <text:p text:style-name="P3"/>
      <text:p text:style-name="P4">représentation logique</text:p>
      <text:p text:style-name="P4">-représention des schéma</text:p>
      <text:p text:style-name="P4">-broadcoast <text:span text:style-name="T1">= message à tout les membres du reseaux local</text:span></text:p>
      <text:p text:style-name="P4">-schema clair tout le monde doit capté </text:p>
      <text:p text:style-name="P4">-</text:p>
      <text:p text:style-name="P4">-</text:p>
      <text:p text:style-name="P4">255 max 0 min à la fin <text:s/></text:p>
      <text:p text:style-name="P4"/>
      <text:p text:style-name="P5">protocole http</text:p>
      <text:p text:style-name="P5"/>
      <text:p text:style-name="P6">smtp = envoie mail</text:p>
      <text:p text:style-name="P6"/>
      <text:p text:style-name="P7">Connectique rj45 </text:p>
      <text:p text:style-name="P7"/>
      <text:p text:style-name="P7">cable croisé les fils non pas la même couleur d’entrée et de sortie</text:p>
      <text:p text:style-name="P7"/>
      <text:p text:style-name="P8">ftth pour les cable fibre</text:p>
      <text:p text:style-name="P7"/>
      <text:p text:style-name="P7">répeteur repete et amplifie deux médiums(objet physique communiquant)</text:p>
      <text:p text:style-name="P7"/>
      <text:p text:style-name="P7">couche 7 application connecté</text:p>
      <text:p text:style-name="P7"/>
      <text:p text:style-name="P7">un pont relie 2 couches liaison de 2 machines physiques</text:p>
      <text:p text:style-name="P7"/>
      <text:p text:style-name="P7">unicast = message à une personnes</text:p>
      <text:p text:style-name="P7"/>
      <text:p text:style-name="P7">hub = message pour rien</text:p>
      <text:p text:style-name="P7"/>
      <text:p text:style-name="P9">Vlan = séparé le différents réseaux créé</text:p>
      <text:p text:style-name="P9"/>
      <text:p text:style-name="P10">spanning tree géré les boucles en réseaux </text:p>
      <text:p text:style-name="P10"/>
      <text:p text:style-name="P11">routeur </text:p>
      <text:p text:style-name="P11">avantages :</text:p>
      <text:p text:style-name="P11">-isolation complète réseaux</text:p>
      <text:p text:style-name="P11">-performance</text:p>
      <text:p text:style-name="P11">-indépendance du réseaux</text:p>
      <text:p text:style-name="P11">inconvénients :</text:p>
      <text:p text:style-name="P11">-transmission longue</text:p>
      <text:p text:style-name="P11">-rappor t/perf cout</text:p>
      <text:p text:style-name="P18">-</text:p>
      <text:p text:style-name="P13"><text:soft-page-break/><text:s/></text:p>
      <text:p text:style-name="P13">échznge table routage entre différent routeur</text:p>
      <text:p text:style-name="P12">tous les message sont régis par des protocole</text:p>
      <text:p text:style-name="P12"/>
      <text:p text:style-name="P14">switch = CPU + RAM + OS (juste besoin de la couche 2 pour faire fonctionner)</text:p>
      <text:p text:style-name="P14"/>
      <text:p text:style-name="P14">mettre le schéma p89 du fonctionnement d’un switch</text:p>
      <text:p text:style-name="P14"/>
      <text:p text:style-name="P15">adresse inconnu dans la table = broadcast</text:p>
      <text:p text:style-name="P15">adresse emeteur == adr destinataire pas transmission de message</text:p>
      <text:p text:style-name="P16">redemarrage switch = disparition de la table routage</text:p>
      <text:p text:style-name="P16"/>
      <text:p text:style-name="P17">chaque port est affecté à un vlan</text:p>
      <text:p text:style-name="P17"/>
      <text:p text:style-name="P17">Vlan se configure par port.</text:p>
      <text:p text:style-name="P17"/>
      <text:p text:style-name="P19">2 façon de configurer un VLAN </text:p>
      <text:p text:style-name="P19">statique et dynamique</text:p>
      <text:p text:style-name="P20">liens multi vla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4:38:02.068000000</meta:creation-date>
    <dc:date>2024-04-17T15:06:38.446000000</dc:date>
    <meta:editing-duration>PT4H48M3S</meta:editing-duration>
    <meta:editing-cycles>17</meta:editing-cycles>
    <meta:generator>sFree_Office_for_Docs_and_PDF/7.4.2.3$Windows_X86_64 LibreOffice_project/382eef1f22670f7f4118c8c2dd222ec7ad009daf</meta:generator>
    <meta:document-statistic meta:table-count="0" meta:image-count="0" meta:object-count="0" meta:page-count="2" meta:paragraph-count="47" meta:word-count="225" meta:character-count="1349" meta:non-whitespace-character-count="1161"/>
  </office:meta>
</office:document-meta>
</file>